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Pictures/10000201000000610000008C9052B696.png" manifest:media-type="image/png"/>
  <manifest:file-entry manifest:full-path="Pictures/100002010000006E000000C4B200A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9cm"/>
    </style:style>
    <style:style style:name="gr3" style:family="graphic" style:parent-style-name="standard">
      <style:graphic-properties draw:stroke="none" svg:stroke-color="#000000" draw:fill="none" draw:fill-color="#ffffff" fo:min-height="2.793cm"/>
    </style:style>
    <style:style style:name="gr4" style:family="graphic" style:parent-style-name="standard">
      <style:graphic-properties draw:stroke="none" svg:stroke-color="#000000" draw:fill="none" draw:fill-color="#ffffff" fo:min-height="0.67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objectwithoutfill">
      <style:graphic-properties svg:stroke-width="0.2cm" svg:stroke-color="#6666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2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  <style:text-properties style:text-underline-style="none"/>
    </style:style>
    <style:style style:name="P2" style:family="paragraph">
      <style:text-properties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102cm" svg:height="5.528cm" svg:x="11.25cm" svg:y="21.322cm">
          <draw:image xlink:href="Pictures/100002010000006E000000C4B200A948.png" xlink:type="simple" xlink:show="embed" xlink:actuate="onLoad">
            <text:p/>
          </draw:image>
        </draw:frame>
        <draw:frame draw:style-name="gr1" draw:text-style-name="P1" draw:layer="layout" svg:width="3.102cm" svg:height="5.528cm" svg:x="5.588cm" svg:y="21.562cm">
          <draw:image xlink:href="Pictures/100002010000006E000000C4B200A948.png" xlink:type="simple" xlink:show="embed" xlink:actuate="onLoad">
            <text:p/>
          </draw:image>
        </draw:frame>
        <draw:frame draw:style-name="gr2" draw:text-style-name="P2" draw:layer="layout" svg:width="3.039cm" svg:height="1.673cm" svg:x="5.891cm" svg:y="26.97cm">
          <draw:text-box>
            <text:p><text:span text:style-name="T1">ACTEURS</text:span></text:p>
          </draw:text-box>
        </draw:frame>
        <draw:frame draw:style-name="gr3" draw:text-style-name="P2" draw:layer="layout" svg:width="3.519cm" svg:height="4.517cm" svg:x="3.012cm" svg:y="22.772cm">
          <draw:text-box>
            <text:p><text:span text:style-name="T1">NATIONACT='Français' OR NATIONACT='Américain'</text:span></text:p>
          </draw:text-box>
        </draw:frame>
        <draw:frame draw:style-name="gr4" draw:text-style-name="P2" draw:layer="layout" svg:width="4.079cm" svg:height="0.962cm" svg:x="11.969cm" svg:y="26.93cm">
          <draw:text-box>
            <text:p><text:span text:style-name="T1">FILMS</text:span></text:p>
          </draw:text-box>
        </draw:frame>
        <draw:frame draw:style-name="gr5" draw:text-style-name="P2" draw:layer="layout" svg:width="3.199cm" svg:height="2.384cm" svg:x="14.289cm" svg:y="23.331cm">
          <draw:text-box>
            <text:p><text:span text:style-name="T1">TITREFILM='La Plage'</text:span></text:p>
          </draw:text-box>
        </draw:frame>
        <draw:line draw:style-name="gr6" draw:text-style-name="P1" draw:layer="layout" svg:x1="12.9cm" svg:y1="21.6cm" svg:x2="11.09cm" svg:y2="16.533cm">
          <text:p/>
        </draw:line>
        <draw:line draw:style-name="gr6" draw:text-style-name="P1" draw:layer="layout" svg:x1="7.251cm" svg:y1="22.131cm" svg:x2="9.25cm" svg:y2="16.453cm">
          <text:p/>
        </draw:line>
        <draw:frame draw:style-name="gr1" draw:text-style-name="P1" draw:layer="layout" svg:width="2.735cm" svg:height="3.948cm" svg:x="7.731cm" svg:y="9.306cm">
          <draw:image xlink:href="Pictures/10000201000000610000008C9052B696.png" xlink:type="simple" xlink:show="embed" xlink:actuate="onLoad">
            <text:p/>
          </draw:image>
        </draw:frame>
        <draw:frame draw:style-name="gr4" draw:text-style-name="P2" draw:layer="layout" svg:width="3.199cm" svg:height="0.962cm" svg:x="6.931cm" svg:y="12.974cm">
          <draw:text-box>
            <text:p><text:span text:style-name="T1">JOUENT</text:span></text:p>
          </draw:text-box>
        </draw:frame>
        <draw:frame draw:style-name="gr7" draw:text-style-name="P2" draw:layer="layout" svg:width="5.918cm" svg:height="2.476cm" svg:x="10.782cm" svg:y="10.824cm">
          <draw:text-box>
            <text:p><text:span text:style-name="T1">JOUENT.CODFILM=R2.CODFILM </text:span></text:p>
          </draw:text-box>
        </draw:frame>
        <draw:frame draw:style-name="gr1" draw:text-style-name="P1" draw:layer="layout" svg:width="7.475cm" svg:height="4.935cm" svg:x="5.651cm" svg:y="5.2cm">
          <draw:image xlink:href="Pictures/1000020100000109000000AF919952FF.png" xlink:type="simple" xlink:show="embed" xlink:actuate="onLoad">
            <text:p/>
          </draw:image>
        </draw:frame>
        <draw:frame draw:style-name="gr8" draw:layer="layout" svg:width="5.125cm" svg:height="0.962cm" svg:x="6.975cm" svg:y="7.1cm">
          <draw:text-box>
            <text:p>NOM, PRENOM</text:p>
          </draw:text-box>
        </draw:frame>
        <draw:frame draw:style-name="gr1" draw:text-style-name="P3" draw:layer="layout" svg:width="4.901cm" svg:height="1.974cm" svg:x="6.699cm" svg:y="3.5cm">
          <draw:image xlink:href="Pictures/100002010000008B000000380E48FE88.png" xlink:type="simple" xlink:show="embed" xlink:actuate="onLoad">
            <text:p/>
          </draw:image>
        </draw:frame>
        <draw:frame draw:style-name="gr1" draw:text-style-name="P1" draw:layer="layout" svg:width="2.735cm" svg:height="3.948cm" svg:x="8.8cm" svg:y="12.7cm">
          <draw:image xlink:href="Pictures/10000201000000610000008C9052B696.png" xlink:type="simple" xlink:show="embed" xlink:actuate="onLoad">
            <text:p/>
          </draw:image>
        </draw:frame>
        <draw:frame draw:style-name="gr9" draw:layer="layout" svg:width="5.1cm" svg:height="1.673cm" svg:x="3.5cm" svg:y="14.3cm">
          <draw:text-box>
            <text:p><text:span text:style-name="T1">JOUENT.NACT=R2.CODA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46:29.901897827</meta:creation-date>
    <meta:generator>LibreOffice/4.2.8.2$Linux_X86_64 LibreOffice_project/420m0$Build-2</meta:generator>
    <dc:date>2018-03-15T10:36:55.425127639</dc:date>
    <meta:editing-duration>P0D</meta:editing-duration>
    <meta:editing-cycles>3</meta:editing-cycles>
    <meta:document-statistic meta:object-count="16"/>
  </office:meta>
</office:document-meta>
</file>